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80000007084F1D756B01A91C7A.png" manifest:media-type="image/png"/>
  <manifest:file-entry manifest:full-path="Pictures/1000000100000C800000070816C819D89A1A8A71.png" manifest:media-type="image/png"/>
  <manifest:file-entry manifest:full-path="Pictures/1000000100000C80000007088CFD105C175254E3.png" manifest:media-type="image/png"/>
  <manifest:file-entry manifest:full-path="Pictures/1000000100000C80000007083619D73A72352C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ěžné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imSun" svg:font-family="SimSu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Ubuntu2" svg:font-family="Ubuntu" style:font-adornments="Běžné" style:font-family-generic="roma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odern_20_Orange_20__28_opening_20_slide_29_-title">
      <style:graphic-properties draw:auto-grow-height="true" fo:min-height="2.629cm"/>
      <style:paragraph-properties style:writing-mode="lr-tb"/>
    </style:style>
    <style:style style:name="pr2" style:family="presentation" style:parent-style-name="Modern_20_Orange_20__28_opening_20_slide_29_-subtitle" style:list-style-name="L2">
      <style:graphic-properties draw:fill-color="#ffffff" fo:min-height="2.315cm"/>
      <style:paragraph-properties style:writing-mode="lr-tb"/>
    </style:style>
    <style:style style:name="pr3" style:family="presentation" style:parent-style-name="Modern_20_Orang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Orange_20__28_default_29_-title">
      <style:graphic-properties draw:auto-grow-height="true" fo:min-height="2.629cm"/>
      <style:paragraph-properties style:writing-mode="lr-tb"/>
    </style:style>
    <style:style style:name="pr5" style:family="presentation" style:parent-style-name="Modern_20_Orange_20__28_default_29_-outline1" style:list-style-name="L3">
      <style:graphic-properties fo:min-height="2.065cm"/>
      <style:paragraph-properties style:writing-mode="lr-tb"/>
    </style:style>
    <style:style style:name="pr6" style:family="presentation" style:parent-style-name="Modern_20_Orange_20__28_default_29_-outline1">
      <style:graphic-properties fo:min-height="6.569cm"/>
      <style:paragraph-properties style:writing-mode="lr-tb"/>
    </style:style>
    <style:style style:name="pr7" style:family="presentation" style:parent-style-name="Modern_20_Orange_20__28_default_29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rn_20_Orange_20__28_title_20_on_20_left_29_-title">
      <style:graphic-properties draw:auto-grow-height="true" fo:min-height="6.961cm"/>
      <style:paragraph-properties style:writing-mode="lr-tb"/>
    </style:style>
    <style:style style:name="pr9" style:family="presentation" style:parent-style-name="Modern_20_Orange_20__28_title_20_on_20_left_29_-outline1" style:list-style-name="L2">
      <style:graphic-properties fo:min-height="2.065cm"/>
      <style:paragraph-properties style:writing-mode="lr-tb"/>
    </style:style>
    <style:style style:name="pr10" style:family="presentation" style:parent-style-name="Modern_20_Orange_20__28_title_20_on_20_left_29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odern_20_Orange_20__28_section_20_title_29_-title">
      <style:graphic-properties draw:auto-grow-height="true" fo:min-height="2.629cm"/>
      <style:paragraph-properties style:writing-mode="lr-tb"/>
    </style:style>
    <style:style style:name="pr12" style:family="presentation" style:parent-style-name="Modern_20_Orange_20__28_section_20_title_29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2cm" fo:margin-bottom="0.1cm" fo:text-align="start" fo:text-indent="0cm"/>
      <style:text-properties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.1cm" fo:text-align="start" fo:text-indent="0cm" style:writing-mode="lr-tb"/>
      <style:text-properties fo:color="#ffffff" loext:opacity="100%" loext:color-lum-mod="100%" loext:color-lum-off="0%" fo:font-size="14pt" style:font-size-asian="14pt" style:font-size-complex="14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1.27cm" fo:margin-right="0cm" fo:text-align="start" fo:text-indent="-0.635cm"/>
      <style:text-properties fo:hyphenate="false" loext:hyphenation-no-caps="false" loext:hyphenation-no-last-word="false"/>
    </style:style>
    <style:style style:name="P10" style:family="paragraph">
      <style:paragraph-properties fo:text-align="start" style:writing-mode="lr-tb"/>
      <style:text-properties fo:color="#000000" loext:opacity="100%" loext:color-lum-mod="100%" loext:color-lum-off="0%" style:font-name="Ubuntu" fo:font-size="15pt" fo:background-color="transparent" style:font-size-asian="15pt" style:font-size-complex="15pt" fo:hyphenate="false" loext:hyphenation-no-caps="false" loext:hyphenation-no-last-word="false"/>
    </style:style>
    <style:style style:name="P11" style:family="paragraph">
      <style:paragraph-properties fo:margin-left="1.27cm" fo:margin-right="0cm" fo:margin-top="0.4cm" fo:margin-bottom="0.4cm" fo:line-height="100%" fo:text-indent="0cm"/>
      <style:text-properties fo:hyphenate="false" loext:hyphenation-no-caps="false" loext:hyphenation-no-last-word="false"/>
    </style:style>
    <style:style style:name="P12" style:family="paragraph">
      <style:paragraph-properties style:writing-mode="lr-tb"/>
      <style:text-properties fo:color="#000000" loext:opacity="100%" loext:color-lum-mod="100%" loext:color-lum-off="0%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top="0.305cm" fo:margin-bottom="0.102cm"/>
      <style:text-properties fo:hyphenate="false" loext:hyphenation-no-caps="false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top="0.305cm" fo:margin-bottom="0.102cm" style:writing-mode="lr-tb"/>
      <style:text-properties fo:color="#000000" loext:opacity="100%" loext:color-lum-mod="100%" loext:color-lum-off="0%" style:font-name="Ubuntu" fo:font-size="14pt" style:font-size-asian="14pt" style:font-size-complex="14pt" fo:hyphenate="false" loext:hyphenation-no-caps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‒">
        <style:list-level-properties text:min-label-width="0.6cm"/>
        <style:text-properties fo:font-family="'DejaVu Sans'" style:font-style-name="Book" style:font-family-generic="swiss" fo:color="#000000" fo:font-size="100%"/>
      </text:list-level-style-bullet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–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Opening slide" draw:style-name="dp1" draw:master-page-name="Modern_20_Orange_20__28_opening_20_slide_29_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5cm" svg:y="2.871cm" presentation:class="title" presentation:user-transformed="true">
          <draw:text-box>
            <text:p text:style-name="P1"><text:span text:style-name="T1">Sistem portabil pentru monitorizarea factorilor care influențează sănătatea</text:span></text:p>
          </draw:text-box>
        </draw:frame>
        <draw:frame presentation:style-name="pr2" draw:text-style-name="P4" draw:layer="layout" svg:width="17.6cm" svg:height="2.315cm" svg:x="5.5cm" svg:y="7.47cm" presentation:class="subtitle" presentation:user-transformed="true">
          <draw:text-box>
            <text:list text:style-name="L2">
              <text:list-header>
                <text:p text:style-name="P3"><text:span text:style-name="T2">Monitorizarea <text:s/>parametrilor, pentru a identifica dacă aceștia prezintă un risc pentru sănătatea umană. </text:span></text:p>
              </text:list-header>
            </text:list>
          </draw:text-box>
        </draw:frame>
        <draw:frame draw:style-name="gr1" draw:text-style-name="P6" draw:layer="layout" svg:width="15.46cm" svg:height="1.673cm" svg:x="12.5cm" svg:y="13.827cm">
          <draw:text-box>
            <text:p>Student: <text:s text:c="24"/>Pleșu Cătălin, TI-206</text:p>
            <text:p text:style-name="P5">Coordonator de licență: Secrieru Adrian, asist.univ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Orange_20__28_default_29_" presentation:presentation-page-layout-name="AL2T3">
        <office:forms form:automatic-focus="false" form:apply-design-mode="false"/>
        <draw:frame presentation:style-name="pr4" draw:text-style-name="P8" draw:layer="layout" svg:width="25.199cm" svg:height="2.629cm" svg:x="1.4cm" svg:y="1.228cm" presentation:class="title">
          <draw:text-box>
            <text:p>Obiectivele</text:p>
          </draw:text-box>
        </draw:frame>
        <draw:frame presentation:style-name="pr5" draw:text-style-name="P10" draw:layer="layout" svg:width="12.297cm" svg:height="6.819cm" svg:x="1.4cm" svg:y="6cm" presentation:class="outline">
          <draw:text-box>
            <text:list text:style-name="L3">
              <text:list-item>
                <text:p text:style-name="P9"><text:span text:style-name="T3">analiza și validarea cerințelor sistemului;</text:span></text:p>
              </text:list-item>
              <text:list-item>
                <text:p text:style-name="P9"><text:span text:style-name="T3">dezvoltarea dispozitivului de monitorizare a mediului;</text:span></text:p>
              </text:list-item>
              <text:list-item>
                <text:p text:style-name="P9"><text:span text:style-name="T3">monitorizarea parametrilor relevanți;</text:span></text:p>
              </text:list-item>
              <text:list-item>
                <text:p text:style-name="P9"><text:span text:style-name="T3">asigurarea portabilității dispozitivului;</text:span></text:p>
              </text:list-item>
              <text:list-item>
                <text:p text:style-name="P9"><text:span text:style-name="T3">dezvoltarea aplicației mobile;</text:span></text:p>
              </text:list-item>
              <text:list-item>
                <text:p text:style-name="P9"><text:span text:style-name="T3">stabilirea conexiunii între dispozitiv și aplicația mobilă;</text:span></text:p>
              </text:list-item>
            </text:list>
          </draw:text-box>
        </draw:frame>
        <draw:frame presentation:style-name="pr6" draw:text-style-name="P12" draw:layer="layout" svg:width="12.297cm" svg:height="6.819cm" svg:x="14.313cm" svg:y="6cm" presentation:class="outline">
          <draw:text-box>
            <text:list text:style-name="L4">
              <text:list-item>
                <text:p text:style-name="P11"><text:span text:style-name="T4">implementarea alarmelor;</text:span></text:p>
              </text:list-item>
              <text:list-item>
                <text:p text:style-name="P11"><text:span text:style-name="T4">crearea unei interfețe de utilizator minimalistă;</text:span></text:p>
              </text:list-item>
              <text:list-item>
                <text:p text:style-name="P11"><text:span text:style-name="T4">monitorizarea mediului în timp real;</text:span></text:p>
              </text:list-item>
              <text:list-item>
                <text:p text:style-name="P11"><text:span text:style-name="T4">minimizarea costurilor de producție;</text:span></text:p>
              </text:list-item>
              <text:list-item>
                <text:p text:style-name="P11"><text:span text:style-name="T4">testarea sistemului în condiții reale;</text:span></text:p>
              </text:list-item>
              <text:list-item>
                <text:p text:style-name="P11"><text:span text:style-name="T4">estimarea costurilor;</text:span></text:p>
              </text:list-item>
              <text:list-item>
                <text:p text:style-name="P11"><text:span text:style-name="T4">documentarea și raportarea rezultatelo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Orange_20__28_title_20_on_20_left_29_" presentation:presentation-page-layout-name="AL3T1">
        <office:forms form:automatic-focus="false" form:apply-design-mode="false"/>
        <draw:frame presentation:style-name="pr8" draw:text-style-name="P13" draw:layer="layout" svg:width="7.6cm" svg:height="6.961cm" svg:x="1.4cm" svg:y="-0.838cm" presentation:class="title">
          <draw:text-box>
            <text:p><text:span text:style-name="T5">Funcționalitățile sistemului</text:span></text:p>
          </draw:text-box>
        </draw:frame>
        <draw:frame presentation:style-name="pr9" draw:text-style-name="P16" draw:layer="layout" svg:width="14.599cm" svg:height="11.319cm" svg:x="12cm" svg:y="1.5cm" presentation:class="outline" presentation:user-transformed="true">
          <draw:text-box>
            <text:list text:style-name="L2">
              <text:list-item>
                <text:p text:style-name="P14"><text:span text:style-name="T6">monitorizarea parametrilor mediului;</text:span></text:p>
                <text:list>
                  <text:list-item>
                    <text:p text:style-name="P15"><text:span text:style-name="T6">temperatura;</text:span></text:p>
                  </text:list-item>
                  <text:list-item>
                    <text:p text:style-name="P15"><text:span text:style-name="T6">umiditatea;</text:span></text:p>
                  </text:list-item>
                  <text:list-item>
                    <text:p text:style-name="P15"><text:span text:style-name="T6">compușii volatili organici;</text:span></text:p>
                  </text:list-item>
                  <text:list-item>
                    <text:p text:style-name="P15"><text:span text:style-name="T6">nivelul de zgomot;</text:span></text:p>
                  </text:list-item>
                  <text:list-item>
                    <text:p text:style-name="P15"><text:span text:style-name="T6">nivelul de iluminare.</text:span></text:p>
                  </text:list-item>
                </text:list>
              </text:list-item>
              <text:list-item>
                <text:p text:style-name="P14"><text:span text:style-name="T6">stocarea datelor;</text:span></text:p>
              </text:list-item>
              <text:list-item>
                <text:p text:style-name="P14"><text:span text:style-name="T6">gestionarea alarmelor;</text:span></text:p>
              </text:list-item>
              <text:list-item>
                <text:p text:style-name="P14"><text:span text:style-name="T6">vizualizarea datelor;</text:span></text:p>
              </text:list-item>
              <text:list-item>
                <text:p text:style-name="P14"><text:span text:style-name="T6">comunicare dispozitiv – aplicație;</text:span></text:p>
              </text:list-item>
              <text:list-item>
                <text:p text:style-name="P14"><text:span text:style-name="T6">inter-operabilitate prin protocolul MQTT;</text:span></text:p>
              </text:list-item>
              <text:list-item>
                <text:p text:style-name="P14"><text:span text:style-name="T6">setarea temei aplicației;</text:span></text:p>
              </text:list-item>
              <text:list-item>
                <text:p text:style-name="P14"><text:span text:style-name="T6">localizarea aplicației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title" draw:style-name="dp1" draw:master-page-name="Modern_20_Orange_20__28_section_20_title_29_" presentation:presentation-page-layout-name="AL3T1">
        <office:forms form:automatic-focus="false" form:apply-design-mode="false"/>
        <draw:frame presentation:style-name="pr11" draw:text-style-name="P8" draw:layer="layout" svg:width="25.199cm" svg:height="2.629cm" svg:x="1.4cm" svg:y="3.628cm" presentation:class="title">
          <draw:text-box>
            <text:p text:style-name="P8">Concluzii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ěžné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imSun" svg:font-family="SimSu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Ubuntu2" svg:font-family="Ubuntu" style:font-adornments="Běžné" style:font-family-generic="roman" style:font-pitch="variable"/>
    <style:font-face style:name="Wingdings" svg:font-family="Wingdings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orange" xlink:href="Pictures/1000000100000C80000007083619D73A72352CDA.png" xlink:type="simple" xlink:show="embed" xlink:actuate="onLoad"/>
    <draw:fill-image draw:name="left-orange" xlink:href="Pictures/1000000100000C80000007088CFD105C175254E3.png" xlink:type="simple" xlink:show="embed" xlink:actuate="onLoad"/>
    <draw:fill-image draw:name="top-orange" xlink:href="Pictures/1000000100000C800000070816C819D89A1A8A71.png" xlink:type="simple" xlink:show="embed" xlink:actuate="onLoad"/>
    <draw:fill-image draw:name="whole-orange" xlink:href="Pictures/1000000100000C80000007084F1D756B01A91C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3" style:display-name="Heading 3" style:family="graphic">
      <style:paragraph-properties fo:margin-top="0.623cm" fo:margin-bottom="0cm" fo:line-height="108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paragraph-properties fo:margin-top="0.125cm" fo:margin-bottom="0cm" fo:line-height="108%" fo:text-align="start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1pt" fo:language="ro" fo:country="RO" fo:font-style="italic" style:letter-kerning="false" style:font-name-asian="Calibri1" style:font-family-asian="Calibri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top="0.125cm" fo:margin-bottom="0cm" fo:line-height="100%" fo:text-align="start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Heading_20_6" style:display-name="Heading 6" style:family="graphic">
      <style:paragraph-properties fo:margin-top="0.187cm" fo:margin-bottom="0.187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2pt" fo:language="ro" fo:country="RO" fo:font-style="italic" fo:font-weight="bold" style:letter-kerning="false" style:font-name-asian="Noto Sans CJK SC1" style:font-family-asian="'Noto Sans CJK SC'" style:font-pitch-asian="variable" style:font-size-asian="12pt" style:language-asian="en" style:country-asian="US" style:font-style-asian="italic" style:font-weight-asian="bold" style:font-name-complex="Liberation Sans2" style:font-family-complex="'Liberation Sans', Arial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ro" fo:country="RO" style:letter-kerning="false" style:font-name-asian="Noto Sans CJK SC1" style:font-family-asian="'Noto Sans CJK SC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7" style:display-name="Heading 7" style:family="graphic">
      <style:paragraph-properties fo:margin-top="0.187cm" fo:margin-bottom="0.187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0pt" fo:language="ro" fo:country="RO" fo:font-weight="bold" style:letter-kerning="false" style:font-name-asian="Noto Sans CJK SC1" style:font-family-asian="'Noto Sans CJK SC'" style:font-pitch-asian="variable" style:font-size-asian="10pt" style:language-asian="en" style:country-asian="US" style:font-weight-asian="bold" style:font-name-complex="Liberation Sans2" style:font-family-complex="'Liberation Sans', Arial" style:font-family-generic-complex="roman" style:font-pitch-complex="variable" style:font-size-complex="10pt" style:language-complex="ar" style:country-complex="SA" style:font-weight-complex="bold"/>
    </style:style>
    <style:style style:name="Heading_20_8" style:display-name="Heading 8" style:family="graphic">
      <style:paragraph-properties fo:margin-top="0.187cm" fo:margin-bottom="0.187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0pt" fo:language="ro" fo:country="RO" fo:font-style="italic" fo:font-weight="bold" style:letter-kerning="false" style:font-name-asian="Noto Sans CJK SC1" style:font-family-asian="'Noto Sans CJK SC'" style:font-pitch-asian="variable" style:font-size-asian="10pt" style:language-asian="en" style:country-asian="US" style:font-style-asian="italic" style:font-weight-asian="bold" style:font-name-complex="Liberation Sans2" style:font-family-complex="'Liberation Sans', Arial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Heading_20_9" style:display-name="Heading 9" style:family="graphic">
      <style:paragraph-properties fo:margin-top="0.187cm" fo:margin-bottom="0.187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9pt" fo:language="ro" fo:country="RO" fo:font-weight="bold" style:letter-kerning="false" style:font-name-asian="Noto Sans CJK SC1" style:font-family-asian="'Noto Sans CJK SC'" style:font-pitch-asian="variable" style:font-size-asian="9pt" style:language-asian="en" style:country-asian="US" style:font-weight-asian="bold" style:font-name-complex="Liberation Sans2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5a5a5a" loext:opacity="100%" loext:color-lum-mod="100%" loext:color-lum-off="0%" fo:letter-spacing="0.026cm" fo:language="ro" fo:country="RO" style:font-name-asian="Calibri1" style:font-family-asian="Calibri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wdyuqq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TabelDiploma_20_Char" style:display-name="TabelDiplom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ption_20_Char" style:display-name="Caption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ostbody1" style:family="graphic">
      <style:paragraph-properties style:text-autospace="none"/>
      <style:text-properties fo:font-size="9pt" style:font-size-complex="9pt"/>
    </style:style>
    <style:style style:name="Heading_20_5_20_Char" style:display-name="Heading 5 Char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2pt" fo:language="ro" fo:country="RO" style:font-name-asian="Calibri1" style:font-family-asian="Calibri" style:font-pitch-asian="variable" style:font-name-complex="Cambria" style:font-family-complex="Cambria" style:font-family-generic-complex="roman" style:font-pitch-complex="variable" style:font-size-complex="12pt"/>
    </style:style>
    <style:style style:name="apple-converted-space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1_20_Char" style:display-name="Style1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_20_Paragraph_20_Char" style:display-name="List Paragraph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ImageDescriptionDiplom_20_Char" style:display-name="ImageDescriptionDiplom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DiplomImage_20_Char" style:display-name="DiplomImage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CodSursa_20_Char" style:display-name="CodSursa Char" style:family="graphic">
      <style:paragraph-properties style:text-autospace="none"/>
      <style:text-properties style:font-name="Courier New" fo:font-family="'Courier New'" style:font-family-generic="roman" style:font-pitch="variable" fo:font-size="9pt" fo:language="en" fo:country="US" style:font-name-complex="Courier New" style:font-family-complex="'Courier New'" style:font-family-generic-complex="roman" style:font-pitch-complex="variable" style:font-size-complex="9pt"/>
    </style:style>
    <style:style style:name="ListaDiploma_20_Char" style:display-name="ListaDiplom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DimplomaLista_20_Char" style:display-name="DimplomaList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a_20_Char" style:display-name="List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eneralDiplomText_20_Char" style:display-name="GeneralDiplom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Normal_20_Text_20_Char" style:display-name="Normal 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graphic">
      <style:paragraph-properties style:text-autospace="none"/>
      <style:text-properties style:font-name="Times New Roman" fo:font-family="'Times New Roman'" style:font-family-generic="roman" style:font-pitch="variable" fo:font-size="13pt" fo:letter-spacing="-0.018cm" fo:language="ro" fo:country="RO" fo:font-weight="bold" style:letter-kerning="true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28pt" style:font-weight-complex="bold"/>
    </style:style>
    <style:style style:name="Heading_20_4_20_Char" style:display-name="Heading 4 Char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language="ro" fo:country="RO" fo:font-style="italic" style:font-name-asian="Calibri1" style:font-family-asian="Calibri" style:font-pitch-asian="variable" style:font-name-complex="Cambria" style:font-family-complex="Cambria" style:font-family-generic-complex="roman" style:font-pitch-complex="variable" style:font-style-complex="italic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Header_20_Char" style:display-name="Header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Definition_20_Term_20_Char" style:display-name="Definition Term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SimSun" style:font-family-asian="SimSu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Heading_20_3_20_Char" style:display-name="Heading 3 Char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language="ro" fo:country="RO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3pt" fo:language="ro" fo:country="RO" fo:font-weight="bold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ro" fo:country="RO" style:font-name-asian="Calibri1" style:font-family-asian="Calibri" style:font-pitch-asian="variable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ro" fo:country="RO" style:font-name-asian="Times New Roman1" style:font-family-asian="'Times New Roman'" style:font-pitch-asian="variable" style:font-name-complex="Calibri Light" style:font-family-complex="'Calibri Light'" style:font-family-generic-complex="roman" style:font-pitch-complex="variable" style:font-size-complex="13pt"/>
    </style:style>
    <style:style style:name="Commen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a" style:family="graphic">
      <style:paragraph-properties fo:margin-top="0.374cm" fo:margin-bottom="0.374cm" fo:line-height="10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fo:font-weight="bold" style:letter-kerning="false" style:font-name-asian="Times New Roman1" style:font-family-asian="'Times New Roman'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_20_Heading" style:display-name="Table Heading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ro" fo:country="RO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ro" fo:country="RO" style:letter-kerning="false" style:font-name-asian="Times New Roman1" style:font-family-asian="'Times New Roman'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elul" style:family="graphic">
      <style:paragraph-properties fo:margin-top="0.374cm" fo:margin-bottom="0.374cm" fo:line-height="100%" fo:text-align="end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fo:font-weight="bold" style:letter-kerning="false" style:font-name-asian="Times New Roman1" style:font-family-asian="'Times New Roman'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Table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Figure_20_Index_20_Heading" style:display-name="Figure Index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6pt" fo:language="ro" fo:country="RO" fo:font-weight="bold" style:letter-kerning="false" style:font-name-asian="Noto Sans CJK SC1" style:font-family-asian="'Noto Sans CJK SC'" style:font-pitch-asian="variable" style:font-size-asian="16pt" style:language-asian="en" style:country-asian="US" style:font-weight-asian="bold" style:font-name-complex="Liberation Sans2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Index_20_Heading" style:display-name="Index Heading" style:family="graphic">
      <style:paragraph-properties fo:margin-top="0.746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ro" fo:country="RO" style:letter-kerning="false" style:font-name-asian="Noto Sans CJK SC1" style:font-family-asian="'Noto Sans CJK SC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 style:writing-mode="lr-tb">
        <style:tab-stops>
          <style:tab-stop style:position="1.194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1" style:family="graphic">
      <style:paragraph-properties fo:margin-top="0cm" fo:margin-bottom="0.623cm" fo:line-height="10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Anexa" style:display-name="Heading Anexa" style:family="graphic"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NoNum" style:display-name="Heading NoNum" style:family="graphic"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_5f_04xlpa" style:display-name="_04xlpa" style:family="graphic">
      <style:paragraph-properties fo:margin-top="0.871cm" fo:margin-bottom="0.871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o" fo:country="RO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elDiploma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aption11" style:family="graphic">
      <style:paragraph-properties fo:margin-left="0cm" fo:margin-right="0cm" fo:margin-top="0.374cm" fo:margin-bottom="0.374cm" fo:line-height="150%" fo:text-align="end" fo:text-indent="1.764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u" fo:country="RU" fo:font-weight="bold" style:letter-kerning="false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Buline_5f_bune" style:display-name="Buline_bune" style:family="graphic">
      <style:paragraph-properties fo:margin-top="0.497cm" fo:margin-bottom="0.497cm" fo:line-height="100%" fo:text-align="justify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MS Mincho" style:font-family-asian="'MS Mincho'" style:font-pitch-asian="variable" style:font-size-asian="11pt" style:language-asian="ja" style:country-asian="JP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el_5f_Continut" style:display-name="Tabel_Continut" style:family="graphic">
      <style:paragraph-properties fo:margin-top="0cm" fo:margin-bottom="0cm" fo:line-height="100%" fo:text-align="start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MS Mincho" style:font-family-asian="'MS Mincho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el_5f_Antet" style:display-name="Tabel_Antet" style:family="graphic">
      <style:paragraph-properties fo:margin-top="0.497cm" fo:margin-bottom="0.497cm" fo:line-height="100%" fo:text-align="center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fo:font-weight="bold" style:letter-kerning="true" style:font-name-asian="MS Mincho" style:font-family-asian="'MS Mincho'" style:font-pitch-asian="variable" style:font-size-asian="11pt" style:language-asian="ja" style:country-asian="JP" style:font-weight-asian="bold" style:font-name-complex="Calibri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Body_20_Text_20_Indent" style:display-name="Body Text Indent" style:family="graphic">
      <style:paragraph-properties fo:margin-left="1.12cm" fo:margin-right="0cm" fo:margin-top="0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yle1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2.24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loext:color-lum-mod="100%" loext:color-lum-off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mageDescriptionDiplom" style:family="graphic">
      <style:paragraph-properties fo:margin-top="0cm" fo:margin-bottom="0cm" fo:line-height="15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iplomImage" style:family="graphic">
      <style:paragraph-properties fo:margin-top="0cm" fo:margin-bottom="0cm" fo:line-height="15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dSursa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ourier New" fo:font-family="'Courier New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Courier New" style:font-family-complex="'Courier New'" style:font-family-generic-complex="roman" style:font-pitch-complex="variable" style:font-size-complex="9pt" style:language-complex="ar" style:country-complex="SA"/>
    </style:style>
    <style:style style:name="ListaDiploma" style:family="graphic">
      <style:paragraph-properties fo:margin-left="3.36cm" fo:margin-right="0cm" fo:margin-top="0cm" fo:margin-bottom="0cm" fo:line-height="150%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implomaLista" style:family="graphic">
      <style:paragraph-properties fo:margin-left="3.08cm" fo:margin-right="0cm" fo:margin-top="0cm" fo:margin-bottom="0cm" fo:line-height="150%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a" style:family="graphic">
      <style:paragraph-properties fo:margin-left="2.24cm" fo:margin-right="0cm" fo:margin-top="0cm" fo:margin-bottom="0cm" fo:line-height="150%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eneralDiplomText" style:family="graphic">
      <style:paragraph-properties fo:margin-left="0cm" fo:margin-right="0cm" fo:margin-top="0cm" fo:margin-bottom="0cm" fo:line-height="150%" fo:text-align="justify" fo:text-indent="2.203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Text" style:display-name="Normal Text" style:family="graphic">
      <style:paragraph-properties fo:margin-top="0cm" fo:margin-bottom="0cm" fo:line-height="150%" fo:text-align="justify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1" style:display-name="TOC 1" style:family="graphic">
      <style:paragraph-properties fo:margin-top="0cm" fo:margin-bottom="0.31cm" fo:line-height="108%" fo:text-align="start" style:text-autospace="none" style:writing-mode="lr-tb">
        <style:tab-stops>
          <style:tab-stop style:position="31.724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ro" fo:country="RO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8%" fo:text-align="center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anguage="ru" fo:country="RU" fo:font-weight="normal" style:letter-kerning="false" style:font-name-asian="Calibri1" style:font-family-asian="Calibri" style:font-pitch-asian="variable" style:font-size-asian="16pt" style:language-asian="ru" style:country-asian="RU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inition_20_Term" style:display-name="Definition Term" style:family="graphic">
      <style:paragraph-properties fo:margin-left="0cm" fo:margin-right="0cm" fo:margin-top="0cm" fo:margin-bottom="0cm" fo:line-height="100%" fo:text-align="justify" fo:text-indent="1.764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ro" fo:country="RO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loext:color-lum-mod="100%" loext:color-lum-off="0%" style:font-name="Calibri" fo:font-family="Calibri" style:font-family-generic="roman" style:font-pitch="variable" fo:font-size="12pt" fo:language="en" fo:country="US" style:letter-kerning="false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List" style:family="graphic">
      <style:paragraph-properties fo:margin-top="0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paragraph-properties fo:margin-top="0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igure_20_Index_20_1" style:display-name="Figure Index 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31.75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ela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1_20_-_20_No_20_Toc" style:display-name="Heading 1 - No Toc" style:family="graphic">
      <style:paragraph-properties fo:margin-top="0cm" fo:margin-bottom="0.374cm" fo:line-height="108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1_20_-_20_No_20_Numbering" style:display-name="Heading 1 - No Numbering" style:family="graphic">
      <style:paragraph-properties fo:margin-top="0cm" fo:margin-bottom="0.374cm" fo:line-height="108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Table_20_of_20_Figures" style:display-name="Table of Figures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31.75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graphic">
      <style:paragraph-properties fo:margin-left="1.12cm" fo:margin-right="0cm" fo:margin-top="0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ntents_20_1" style:display-name="Contents 1" style:family="graphic">
      <style:paragraph-properties fo:margin-top="0cm" fo:margin-bottom="0.31cm" fo:line-height="108%" fo:text-align="start" style:text-autospace="none" style:writing-mode="lr-tb">
        <style:tab-stops>
          <style:tab-stop style:position="31.754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ro" fo:country="RO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ntents_20_Heading" style:display-name="Contents Heading" style:family="graphic">
      <style:paragraph-properties fo:margin-top="0.746cm" fo:margin-bottom="0.374cm" fo:line-height="108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anguage="ru" fo:country="RU" fo:font-weight="normal" style:letter-kerning="false" style:font-name-asian="Calibri1" style:font-family-asian="Calibri" style:font-pitch-asian="variable" style:font-size-asian="16pt" style:language-asian="ru" style:country-asian="RU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/>
    </style:style>
    <style:style style:name="Text_20_Body" style:display-name="Text Body" style:family="graphic">
      <style:paragraph-properties fo:margin-top="0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o" fo:country="RO" style:letter-kerning="false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odern_20_Orange_20__28_opening_20_slide_29_-background" style:display-name="Modern Orange (opening slide)-background" style:family="presentation">
      <style:graphic-properties draw:stroke="none" draw:fill="bitmap" draw:fill-image-name="whole-orange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odern_20_Orange_20__28_opening_20_slide_29_-backgroundobjects" style:display-name="Modern Orang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opening_20_slide_29_-notes" style:display-name="Modern Orang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outline1" style:display-name="Modern Orange (opening slide)-outline1" style:family="presentation">
      <style:graphic-properties draw:stroke="none" draw:fill="none" draw:auto-grow-height="false" draw:fit-to-size="false" style:shrink-to-fit="true">
        <text:list-style style:name="Modern_20_Orange_20__28_opening_20_slide_29_-outline1" style:display-name="Modern Orang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outline2" style:display-name="Modern Orange (opening slide)-outline2" style:family="presentation" style:parent-style-name="Modern_20_Orang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Orange_20__28_opening_20_slide_29_-outline3" style:display-name="Modern Orange (opening slide)-outline3" style:family="presentation" style:parent-style-name="Modern_20_Orang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Orange_20__28_opening_20_slide_29_-outline4" style:display-name="Modern Orange (opening slide)-outline4" style:family="presentation" style:parent-style-name="Modern_20_Orang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Orange_20__28_opening_20_slide_29_-outline5" style:display-name="Modern Orange (opening slide)-outline5" style:family="presentation" style:parent-style-name="Modern_20_Orang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6" style:display-name="Modern Orange (opening slide)-outline6" style:family="presentation" style:parent-style-name="Modern_20_Orang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7" style:display-name="Modern Orange (opening slide)-outline7" style:family="presentation" style:parent-style-name="Modern_20_Orang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8" style:display-name="Modern Orange (opening slide)-outline8" style:family="presentation" style:parent-style-name="Modern_20_Orang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9" style:display-name="Modern Orange (opening slide)-outline9" style:family="presentation" style:parent-style-name="Modern_20_Orang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subtitle" style:display-name="Modern Orange (opening slide)-subtitle" style:family="presentation">
      <style:graphic-properties draw:stroke="none" draw:fill="none" draw:textarea-vertical-align="middle">
        <text:list-style style:name="Modern_20_Orange_20__28_opening_20_slide_29_-subtitle" style:display-name="Modern Orang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title" style:display-name="Modern Orange (opening slide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 draw:shadow-color="#000000">
        <text:list-style style:name="Modern_20_Orange_20__28_opening_20_slide_29_-title" style:display-name="Modern Orang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background" style:display-name="Modern Orange (default)-background" style:family="presentation">
      <style:graphic-properties draw:stroke="none" draw:fill="bitmap" draw:fill-image-name="top-orange" style:repeat="stretch" draw:fill-image-ref-point-x="0%" draw:fill-image-ref-point-y="0%" draw:fill-image-ref-point="center"/>
      <style:text-properties style:letter-kerning="true"/>
    </style:style>
    <style:style style:name="Modern_20_Orange_20__28_default_29_-backgroundobjects" style:display-name="Modern Orang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default_29_-notes" style:display-name="Modern Orang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outline1" style:display-name="Modern Orange (default)-outline1" style:family="presentation">
      <style:graphic-properties draw:stroke="none" draw:fill="none" draw:auto-grow-height="false" draw:fit-to-size="false" style:shrink-to-fit="true">
        <text:list-style style:name="Modern_20_Orange_20__28_default_29_-outline1" style:display-name="Modern Orang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Orange_20__28_default_29_-outline2" style:display-name="Modern Orange (default)-outline2" style:family="presentation" style:parent-style-name="Modern_20_Orang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Orange_20__28_default_29_-outline3" style:display-name="Modern Orange (default)-outline3" style:family="presentation" style:parent-style-name="Modern_20_Orang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Orange_20__28_default_29_-outline4" style:display-name="Modern Orange (default)-outline4" style:family="presentation" style:parent-style-name="Modern_20_Orang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5" style:display-name="Modern Orange (default)-outline5" style:family="presentation" style:parent-style-name="Modern_20_Orang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6" style:display-name="Modern Orange (default)-outline6" style:family="presentation" style:parent-style-name="Modern_20_Orang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7" style:display-name="Modern Orange (default)-outline7" style:family="presentation" style:parent-style-name="Modern_20_Orang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8" style:display-name="Modern Orange (default)-outline8" style:family="presentation" style:parent-style-name="Modern_20_Orang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default_29_-outline9" style:display-name="Modern Orange (default)-outline9" style:family="presentation" style:parent-style-name="Modern_20_Orang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default_29_-subtitle" style:display-name="Modern Orange (default)-subtitle" style:family="presentation">
      <style:graphic-properties draw:stroke="none" draw:fill="none" draw:textarea-vertical-align="middle">
        <text:list-style style:name="Modern_20_Orange_20__28_default_29_-subtitle" style:display-name="Modern Orang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title" style:display-name="Modern Orange (default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default_29_-title" style:display-name="Modern Orang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background" style:display-name="Modern Orange (title on left)-background" style:family="presentation">
      <style:graphic-properties draw:stroke="none" draw:fill="bitmap" draw:fill-image-name="left-orange" style:repeat="stretch" draw:fill-image-ref-point-x="0%" draw:fill-image-ref-point-y="0%" draw:fill-image-ref-point="center"/>
      <style:text-properties style:letter-kerning="true"/>
    </style:style>
    <style:style style:name="Modern_20_Orange_20__28_title_20_on_20_left_29_-backgroundobjects" style:display-name="Modern Orang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title_20_on_20_left_29_-notes" style:display-name="Modern Orang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outline1" style:display-name="Modern Orange (title on left)-outline1" style:family="presentation">
      <style:graphic-properties draw:stroke="none" draw:fill="none" draw:auto-grow-height="false" draw:fit-to-size="false" style:shrink-to-fit="true">
        <text:list-style style:name="Modern_20_Orange_20__28_title_20_on_20_left_29_-outline1" style:display-name="Modern Orang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outline2" style:display-name="Modern Orange (title on left)-outline2" style:family="presentation" style:parent-style-name="Modern_20_Orang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Orange_20__28_title_20_on_20_left_29_-outline3" style:display-name="Modern Orange (title on left)-outline3" style:family="presentation" style:parent-style-name="Modern_20_Orang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Orange_20__28_title_20_on_20_left_29_-outline4" style:display-name="Modern Orange (title on left)-outline4" style:family="presentation" style:parent-style-name="Modern_20_Orang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Orange_20__28_title_20_on_20_left_29_-outline5" style:display-name="Modern Orange (title on left)-outline5" style:family="presentation" style:parent-style-name="Modern_20_Orang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6" style:display-name="Modern Orange (title on left)-outline6" style:family="presentation" style:parent-style-name="Modern_20_Orang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7" style:display-name="Modern Orange (title on left)-outline7" style:family="presentation" style:parent-style-name="Modern_20_Orang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8" style:display-name="Modern Orange (title on left)-outline8" style:family="presentation" style:parent-style-name="Modern_20_Orang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9" style:display-name="Modern Orange (title on left)-outline9" style:family="presentation" style:parent-style-name="Modern_20_Orang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subtitle" style:display-name="Modern Orange (title on left)-subtitle" style:family="presentation">
      <style:graphic-properties draw:stroke="none" draw:fill="none" draw:textarea-vertical-align="middle">
        <text:list-style style:name="Modern_20_Orange_20__28_title_20_on_20_left_29_-subtitle" style:display-name="Modern Orang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title" style:display-name="Modern Orange (title on left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title_20_on_20_left_29_-title" style:display-name="Modern Orang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background" style:display-name="Modern Orange (section title)-background" style:family="presentation">
      <style:graphic-properties draw:stroke="none" draw:fill="bitmap" draw:fill-image-name="half-orange" style:repeat="stretch" draw:fill-image-ref-point-x="0%" draw:fill-image-ref-point-y="0%" draw:fill-image-ref-point="center"/>
      <style:text-properties style:letter-kerning="true"/>
    </style:style>
    <style:style style:name="Modern_20_Orange_20__28_section_20_title_29_-backgroundobjects" style:display-name="Modern Orang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section_20_title_29_-notes" style:display-name="Modern Orang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outline1" style:display-name="Modern Orange (section title)-outline1" style:family="presentation">
      <style:graphic-properties draw:stroke="none" draw:fill="none" draw:auto-grow-height="false" draw:fit-to-size="false" style:shrink-to-fit="true">
        <text:list-style style:name="Modern_20_Orange_20__28_section_20_title_29_-outline1" style:display-name="Modern Orang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outline2" style:display-name="Modern Orange (section title)-outline2" style:family="presentation" style:parent-style-name="Modern_20_Orang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Orange_20__28_section_20_title_29_-outline3" style:display-name="Modern Orange (section title)-outline3" style:family="presentation" style:parent-style-name="Modern_20_Orang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Orange_20__28_section_20_title_29_-outline4" style:display-name="Modern Orange (section title)-outline4" style:family="presentation" style:parent-style-name="Modern_20_Orang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Orange_20__28_section_20_title_29_-outline5" style:display-name="Modern Orange (section title)-outline5" style:family="presentation" style:parent-style-name="Modern_20_Orang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6" style:display-name="Modern Orange (section title)-outline6" style:family="presentation" style:parent-style-name="Modern_20_Orang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7" style:display-name="Modern Orange (section title)-outline7" style:family="presentation" style:parent-style-name="Modern_20_Orang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8" style:display-name="Modern Orange (section title)-outline8" style:family="presentation" style:parent-style-name="Modern_20_Orang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9" style:display-name="Modern Orange (section title)-outline9" style:family="presentation" style:parent-style-name="Modern_20_Orang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subtitle" style:display-name="Modern Orange (section title)-subtitle" style:family="presentation">
      <style:graphic-properties draw:stroke="none" draw:fill="none" draw:textarea-vertical-align="middle">
        <text:list-style style:name="Modern_20_Orange_20__28_section_20_title_29_-subtitle" style:display-name="Modern Orang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title" style:display-name="Modern Orange (section title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section_20_title_29_-title" style:display-name="Modern Orang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orang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orang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orang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orang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Orang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Orang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Orang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Orange_20__28_default_29_-outline1">
      <style:graphic-properties fo:min-height="9.135cm"/>
      <style:paragraph-properties style:writing-mode="lr-tb"/>
    </style:style>
    <style:style style:name="Mpr5" style:family="presentation" style:parent-style-name="Modern_20_Orang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Orang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Orang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Orang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Orang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Orang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Orang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Orang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Orang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3f4ed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3f4ed" loext:opacity="100%" loext:color-lum-mod="100%" loext:color-lum-off="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3f4ed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3f4ed" loext:opacity="100%" loext:color-lum-mod="100%" loext:color-lum-off="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3f4ed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3f4ed" loext:opacity="100%" loext:color-lum-mod="100%" loext:color-lum-off="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loext:color-lum-mod="100%" loext:color-lum-off="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f4ed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Orange_20__28_opening_20_slide_29_" style:display-name="Modern Orange (opening slide)" style:page-layout-name="PM1" draw:style-name="Mdp1">
      <loext:theme loext:name="Office"/>
      <draw:frame presentation:style-name="Modern_20_Orang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Orang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Orange_20__28_opening_20_slide_29_-title" draw:layer="backgroundobjects" svg:width="19.798cm" svg:height="11.136cm" svg:x="0.6cm" svg:y="2.257cm" presentation:class="page"/>
        <draw:frame presentation:style-name="Modern_20_Orang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default_29_" style:display-name="Modern Orange (default)" style:page-layout-name="PM1" draw:style-name="Mdp2">
      <loext:theme loext:name="Office"/>
      <draw:frame presentation:style-name="Modern_20_Orang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Orange_20__28_default_29_-title" draw:layer="backgroundobjects" svg:width="19.798cm" svg:height="11.136cm" svg:x="0.6cm" svg:y="2.257cm" presentation:class="page"/>
        <draw:frame presentation:style-name="Modern_20_Orang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title_20_on_20_left_29_" style:display-name="Modern Orange (title on left)" style:page-layout-name="PM1" draw:style-name="Mdp3">
      <loext:theme loext:name="Office"/>
      <draw:frame presentation:style-name="Modern_20_Orang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Orang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Orange_20__28_title_20_on_20_left_29_-title" draw:layer="backgroundobjects" svg:width="19.798cm" svg:height="11.136cm" svg:x="0.6cm" svg:y="2.257cm" presentation:class="page"/>
        <draw:frame presentation:style-name="Modern_20_Orang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section_20_title_29_" style:display-name="Modern Orange (section title)" style:page-layout-name="PM1" draw:style-name="Mdp4">
      <loext:theme loext:name="Office"/>
      <draw:frame presentation:style-name="Modern_20_Orang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Orang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Orange_20__28_section_20_title_29_-title" draw:layer="backgroundobjects" svg:width="19.798cm" svg:height="11.136cm" svg:x="0.6cm" svg:y="2.257cm" presentation:class="page"/>
        <draw:frame presentation:style-name="Modern_20_Orang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01:50.340933331</meta:creation-date>
    <meta:editing-duration>PT1H55M52S</meta:editing-duration>
    <meta:editing-cycles>7</meta:editing-cycles>
    <meta:generator>LibreOffice/7.4.7.2$Linux_X86_64 LibreOffice_project/40$Build-2</meta:generator>
    <dc:title>Modern Orange</dc:title>
    <dc:date>2024-04-10T16:13:03.441255490</dc:date>
    <dc:creator>Catalin Plesu</dc:creator>
    <meta:document-statistic meta:object-count="71"/>
  </office:meta>
</office:document-meta>
</file>